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e5e95" officeooo:paragraph-rsid="000e5e95"/>
    </style:style>
    <style:style style:name="P2" style:family="paragraph" style:parent-style-name="Text_20_body" style:list-style-name="L1">
      <style:text-properties officeooo:rsid="000e5e95" officeooo:paragraph-rsid="000e5e95"/>
    </style:style>
    <style:style style:name="P3" style:family="paragraph" style:parent-style-name="Text_20_body" style:list-style-name="L1">
      <style:text-properties officeooo:rsid="000efd0d" officeooo:paragraph-rsid="000efd0d"/>
    </style:style>
    <style:style style:name="P4" style:family="paragraph" style:parent-style-name="Text_20_body" style:list-style-name="L1">
      <style:text-properties officeooo:rsid="00102ca1" officeooo:paragraph-rsid="00102ca1"/>
    </style:style>
    <style:style style:name="P5" style:family="paragraph" style:parent-style-name="Text_20_body" style:list-style-name="L1">
      <style:text-properties officeooo:rsid="0011d71e" officeooo:paragraph-rsid="0011d71e"/>
    </style:style>
    <style:style style:name="P6" style:family="paragraph" style:parent-style-name="Text_20_body" style:list-style-name="L2">
      <style:text-properties officeooo:rsid="00129bb8" officeooo:paragraph-rsid="00129bb8"/>
    </style:style>
    <style:style style:name="P7" style:family="paragraph" style:parent-style-name="Text_20_body" style:list-style-name="L2">
      <style:text-properties officeooo:rsid="0016e195" officeooo:paragraph-rsid="0016e195"/>
    </style:style>
    <style:style style:name="P8" style:family="paragraph" style:parent-style-name="Text_20_body" style:list-style-name="L2">
      <style:text-properties officeooo:rsid="00174fa7" officeooo:paragraph-rsid="00174fa7"/>
    </style:style>
    <style:style style:name="P9" style:family="paragraph" style:parent-style-name="Text_20_body" style:list-style-name="L2">
      <style:text-properties officeooo:rsid="0017a3d4" officeooo:paragraph-rsid="0017a3d4"/>
    </style:style>
    <style:style style:name="P10" style:family="paragraph" style:parent-style-name="Text_20_body" style:list-style-name="L2">
      <style:text-properties officeooo:rsid="001e132d" officeooo:paragraph-rsid="001e132d"/>
    </style:style>
    <style:style style:name="P11" style:family="paragraph" style:parent-style-name="Text_20_body" style:list-style-name="L3">
      <style:text-properties officeooo:rsid="001b75ae" officeooo:paragraph-rsid="001b75ae"/>
    </style:style>
    <style:style style:name="P12" style:family="paragraph" style:parent-style-name="Text_20_body" style:list-style-name="L3">
      <style:text-properties officeooo:rsid="001bcf26" officeooo:paragraph-rsid="001bcf26"/>
    </style:style>
    <style:style style:name="T1" style:family="text">
      <style:text-properties officeooo:rsid="001405e7"/>
    </style:style>
    <style:style style:name="T2" style:family="text">
      <style:text-properties officeooo:rsid="00151e55"/>
    </style:style>
    <style:style style:name="T3" style:family="text">
      <style:text-properties officeooo:rsid="00173bdf"/>
    </style:style>
    <style:style style:name="T4" style:family="text">
      <style:text-properties officeooo:rsid="001d1538"/>
    </style:style>
    <style:style style:name="T5" style:family="text">
      <style:text-properties officeooo:rsid="001fa2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ste des choses que permettra le protocole</text:p>
      <text:p text:style-name="P1"/>
      <text:h text:style-name="Heading_20_1" text:outline-level="1">Ce qui est fait</text:h>
      <text:list xml:id="list8255204214296761060" text:style-name="L1">
        <text:list-item>
          <text:p text:style-name="P2">Réponse à une requête de test (répondre OK)</text:p>
        </text:list-item>
        <text:list-item>
          <text:p text:style-name="P3">Réponse à une demande de la liste de capteurs</text:p>
        </text:list-item>
        <text:list-item>
          <text:p text:style-name="P3">Réponse à une demande de la liste des actionneurs</text:p>
        </text:list-item>
        <text:list-item>
          <text:p text:style-name="P3">Réponse à une demande de la liste des actions</text:p>
        </text:list-item>
        <text:list-item>
          <text:p text:style-name="P4">Réponse à une demande de prototype d'une action</text:p>
        </text:list-item>
        <text:list-item>
          <text:p text:style-name="P5">Prise en compte d'une demande d'exécution d'une action</text:p>
          <text:p text:style-name="P5"/>
        </text:list-item>
      </text:list>
      <text:h text:style-name="Heading_20_1" text:outline-level="1">Ce qui va être fait de manière sûr<text:span text:style-name="T4">e</text:span></text:h>
      <text:list xml:id="list6299550747548226403" text:style-name="L2">
        <text:list-item>
          <text:p text:style-name="P6">Routage des <text:span text:style-name="T1">paquets</text:span> (<text:span text:style-name="T2">l</text:span>ecture de la table de routage)</text:p>
        </text:list-item>
        <text:list-item>
          <text:p text:style-name="P7">Envoi des requêtes (cf la liste des réponses ci-dessus<text:span text:style-name="T3">)</text:span></text:p>
        </text:list-item>
        <text:list-item>
          <text:p text:style-name="P8">Mise en place du protocole sur les objets existants</text:p>
        </text:list-item>
        <text:list-item>
          <text:p text:style-name="P9">Ajout dynamique d'un nouvel objet dans le réseau</text:p>
        </text:list-item>
        <text:list-item>
          <text:p text:style-name="P10">Version du protocole sous Android</text:p>
          <text:p text:style-name="P9"/>
        </text:list-item>
      </text:list>
      <text:h text:style-name="Heading_20_1" text:outline-level="1">Ce qui va <text:span text:style-name="T5">être probablement</text:span> fait</text:h>
      <text:list xml:id="list547072161015030084" text:style-name="L3">
        <text:list-item>
          <text:p text:style-name="P11">Mise à jour de la table de routage</text:p>
        </text:list-item>
        <text:list-item>
          <text:p text:style-name="P12">Affectation dynamique d'adresse VI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17:31:15.041638777</meta:creation-date>
    <dc:date>2016-01-28T13:25:16.868184583</dc:date>
    <meta:editing-duration>PT23M28S</meta:editing-duration>
    <meta:editing-cycles>22</meta:editing-cycles>
    <meta:generator>LibreOffice/5.0.4.2$Linux_X86_64 LibreOffice_project/00m0$Build-2</meta:generator>
    <meta:document-statistic meta:table-count="0" meta:image-count="0" meta:object-count="0" meta:page-count="1" meta:paragraph-count="19" meta:word-count="143" meta:character-count="731" meta:non-whitespace-character-count="620"/>
  </office:meta>
</office:document-meta>
</file>